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3000001658BE25924.png" manifest:media-type="image/png"/>
  <manifest:file-entry manifest:full-path="Pictures/10000001000001B9000001218FFFD5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63cm" loext:decorative="false"/>
      <style:paragraph-properties style:writing-mode="lr-tb"/>
    </style:style>
    <style:style style:name="gr7" style:family="graphic" style:parent-style-name="standard">
      <style:graphic-properties svg:stroke-width="0.03cm" svg:stroke-color="#666666" draw:marker-start="Arrow" draw:marker-start-width="0.345cm" draw:marker-end="" draw:marker-end-width="0.345cm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solid" draw:fill-color="#f0f0e6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666666" draw:marker-start="" draw:marker-start-width="0.345cm" draw:marker-end="Arrow_20_concave" draw:marker-end-width="0.345cm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 style:list-style-name="L1">
      <style:graphic-properties draw:stroke="none" svg:stroke-color="#000000" draw:fill="solid" draw:fill-color="#f0f0e6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objectwithoutfill">
      <style:graphic-properties svg:stroke-width="0.15cm" svg:stroke-color="#333333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solid" draw:fill-color="#f0f0e6"/>
      <style:text-properties style:font-name="Courier New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3pt" style:font-size-asian="13pt" style:font-size-complex="13pt"/>
    </style:style>
    <style:style style:name="P7" style:family="paragraph">
      <style:paragraph-properties fo:text-align="end"/>
      <style:text-properties fo:font-size="13pt" style:font-size-asian="13pt" style:font-size-complex="13pt"/>
    </style:style>
    <style:style style:name="P8" style:family="paragraph">
      <loext:graphic-properties draw:fill="solid" draw:fill-color="#f0f0e6"/>
      <style:paragraph-properties fo:margin-left="0cm" fo:margin-right="0cm" fo:margin-top="0cm" fo:margin-bottom="0cm" fo:line-height="100%" fo:text-align="end" fo:text-indent="0cm"/>
      <style:text-properties style:font-name="Courier New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5000b" loext:opacity="100%" style:font-name="Liberation Sans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Liberation Sans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bold" style:letter-kerning="true" style:font-name-asian="Source Han Sans CN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5000b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Source Han Sans CN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style-name="gr1">
          <draw:g draw:style-name="gr2">
            <draw:frame draw:style-name="gr3" draw:text-style-name="P1" draw:layer="layout" svg:width="2.919cm" svg:height="1.913cm" svg:x="0cm" svg:y="2.261cm">
              <draw:image xlink:href="Pictures/10000001000001B9000001218FFFD55D.png" xlink:type="simple" xlink:show="embed" xlink:actuate="onLoad" draw:mime-type="image/png">
                <text:p/>
              </draw:image>
            </draw:frame>
            <draw:frame draw:style-name="gr4" draw:text-style-name="P2" draw:layer="layout" svg:width="1.768cm" svg:height="0.806cm" svg:x="0.575cm" svg:y="3.933cm">
              <draw:text-box>
                <text:p><text:span text:style-name="T1">Client</text:span></text:p>
              </draw:text-box>
            </draw:frame>
          </draw:g>
          <draw:g draw:style-name="gr2">
            <draw:frame draw:style-name="gr5" draw:text-style-name="P1" draw:layer="layout" svg:width="1.37cm" svg:height="3cm" svg:x="17.458cm" svg:y="1.647cm">
              <draw:image xlink:href="Pictures/10000001000000A3000001658BE25924.png" xlink:type="simple" xlink:show="embed" xlink:actuate="onLoad" draw:mime-type="image/png">
                <text:p/>
              </draw:image>
            </draw:frame>
            <draw:frame draw:style-name="gr6" draw:text-style-name="P2" draw:layer="layout" svg:width="1.963cm" svg:height="0.806cm" svg:x="17.119cm" svg:y="4.547cm">
              <draw:text-box>
                <text:p><text:span text:style-name="T1">Server</text:span></text:p>
              </draw:text-box>
            </draw:frame>
          </draw:g>
          <draw:g draw:style-name="gr1">
            <draw:g draw:style-name="gr1">
              <draw:g draw:style-name="gr2">
                <draw:line draw:style-name="gr7" draw:text-style-name="P3" draw:layer="layout" svg:x1="15.969cm" svg:y1="0.218cm" svg:x2="3.569cm" svg:y2="0.218cm">
                  <text:p/>
                </draw:line>
                <draw:frame draw:style-name="gr8" draw:text-style-name="P5" draw:layer="layout" svg:width="6.251cm" svg:height="0.801cm" svg:x="3.569cm" svg:y="0.251cm">
                  <draw:text-box>
                    <text:p text:style-name="P4"><text:span text:style-name="T2">❶</text:span><text:span text:style-name="T3"> </text:span><text:span text:style-name="T4">GET /login HTTP/1.1</text:span></text:p>
                  </draw:text-box>
                </draw:frame>
              </draw:g>
              <draw:g draw:style-name="gr2">
                <draw:line draw:style-name="gr9" draw:text-style-name="P3" draw:layer="layout" svg:x1="15.969cm" svg:y1="2.654cm" svg:x2="3.569cm" svg:y2="2.654cm">
                  <text:p/>
                </draw:line>
                <draw:frame draw:style-name="gr10" draw:text-style-name="P8" draw:layer="layout" svg:width="9.007cm" svg:height="1.317cm" svg:x="6.962cm" svg:y="2.687cm">
                  <draw:text-box>
                    <text:p text:style-name="P6"><text:span text:style-name="T5">HTTP/1.1 200 OK </text:span><text:span text:style-name="T6">❷</text:span></text:p>
                    <text:p text:style-name="P7"><text:span text:style-name="T4">Set-Cookie: session-id=12345; <text:s/></text:span></text:p>
                  </draw:text-box>
                </draw:frame>
              </draw:g>
              <draw:g draw:style-name="gr2">
                <draw:line draw:style-name="gr7" draw:text-style-name="P3" draw:layer="layout" svg:x1="15.969cm" svg:y1="5.432cm" svg:x2="3.569cm" svg:y2="5.432cm">
                  <text:p/>
                </draw:line>
                <draw:frame draw:style-name="gr8" draw:text-style-name="P5" draw:layer="layout" svg:width="7.906cm" svg:height="1.317cm" svg:x="3.569cm" svg:y="5.465cm">
                  <draw:text-box>
                    <text:p text:style-name="P4"><text:span text:style-name="T2">❸</text:span><text:span text:style-name="T3"> </text:span><text:span text:style-name="T4">GET /overview HTTP/1.1</text:span></text:p>
                    <text:p text:style-name="P4"><text:span text:style-name="T4"><text:s text:c="2"/></text:span><text:span text:style-name="T4">Cookie: session-id=12345;</text:span></text:p>
                  </draw:text-box>
                </draw:frame>
              </draw:g>
            </draw:g>
            <draw:line draw:style-name="gr11" draw:text-style-name="P1" draw:layer="layout" svg:x1="3.53cm" svg:y1="0cm" svg:x2="3.53cm" svg:y2="7cm">
              <text:p/>
            </draw:line>
            <draw:line draw:style-name="gr11" draw:text-style-name="P1" draw:layer="layout" svg:x1="16.03cm" svg:y1="0cm" svg:x2="16.03cm" svg:y2="7cm">
              <text:p/>
            </draw:line>
          </draw:g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8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3cm" svg:x="1cm" svg:y="4.622cm"/>
      <draw:page-thumbnail draw:layer="backgroundobjects" svg:width="8.999cm" svg:height="3.3cm" svg:x="1cm" svg:y="13.198cm"/>
      <draw:page-thumbnail draw:layer="backgroundobjects" svg:width="8.999cm" svg:height="3.3cm" svg:x="1cm" svg:y="21.774cm"/>
      <draw:page-thumbnail draw:layer="backgroundobjects" svg:width="8.999cm" svg:height="3.3cm" svg:x="11cm" svg:y="4.622cm"/>
      <draw:page-thumbnail draw:layer="backgroundobjects" svg:width="8.999cm" svg:height="3.3cm" svg:x="11cm" svg:y="13.198cm"/>
      <draw:page-thumbnail draw:layer="backgroundobjects" svg:width="8.999cm" svg:height="3.3cm" svg:x="11cm" svg:y="21.77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24-09-02T06:03:05.404779543</meta:creation-date>
    <dc:date>2024-09-02T06:17:42.289507898</dc:date>
    <dc:creator>Dennis Schulmeister-Zimolong</dc:creator>
    <meta:editing-duration>PT3M30S</meta:editing-duration>
    <meta:editing-cycles>1</meta:editing-cycles>
    <meta:document-statistic meta:object-count="43"/>
    <meta:generator>LibreOffice/24.2.5.2$Linux_X86_64 LibreOffice_project/420$Build-2</meta:generator>
  </office:meta>
</office:document-meta>
</file>